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4pt" fo:language="en" fo:country="US" style:font-size-asian="14pt" style:font-size-complex="14pt"/>
    </style:style>
    <style:style style:name="P7" style:family="paragraph" style:parent-style-name="Standard">
      <style:text-properties fo:font-size="14pt" fo:language="en" fo:country="US" fo:font-weight="bold" style:font-size-asian="14pt" style:font-weight-asian="bold" style:font-size-complex="14pt" style:font-weight-complex="bold"/>
    </style:style>
    <style:style style:name="P8" style:family="paragraph" style:parent-style-name="Standard">
      <style:text-properties fo:font-size="14pt" style:font-size-asian="14pt" style:font-size-complex="14pt"/>
    </style:style>
    <style:style style:name="T1" style:family="text">
      <style:text-properties fo:language="el" fo:country="GR"/>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Tag – Based Topology Management </text:p>
      <text:p text:style-name="P4"/>
      <text:p text:style-name="P4">Mendrinos Dimitris</text:p>
      <text:p text:style-name="P4">Fotiou Nikos</text:p>
      <text:p text:style-name="P4"/>
      <text:p text:style-name="P2">This projet i<text:span text:style-name="T2">s compiled by 5 python source code files and 1 json file. The simulation was tested on Mininet Enivornment and the use case was CoAP Group Communication.</text:span></text:p>
      <text:p text:style-name="P6"/>
      <text:p text:style-name="P2"><text:span text:style-name="T3">Client.py</text:span><text:span text:style-name="T2">: Just a CoAP (probably an IoT) Client wants to send a packet to a Server. In the IP packet we set a random destination Ipv6 and in payload we set a tag (for example color = <text:s/>red)</text:span></text:p>
      <text:p text:style-name="P6"/>
      <text:p text:style-name="P2"><text:span text:style-name="T3">Server.py</text:span><text:span text:style-name="T2">: Server binds a socket and waits a packet to come.</text:span></text:p>
      <text:p text:style-name="P6"/>
      <text:p text:style-name="P2"><text:span text:style-name="T3">Configuration.json</text:span><text:span text:style-name="T2"> : Configuration is .JSON file that contains the topology of the network. In the field “hosts” we can add nodes with a name (e.g “h1”) , their IPs and MACs and an attribute (e.g color = red). We can also add switches and their MACs and the links. Each link has an ID as a key and for each connections refers the ports. </text:span></text:p>
      <text:p text:style-name="P2"><text:span text:style-name="T2"/></text:p>
      <text:p text:style-name="P7">TopoByConf.py: <text:span text:style-name="T5">In this mininet script we read the topology from the configuration file and insert it to mininet virtual network. It's a very convenient way to synchronize its time our custom topology from the configuration file to the mininet virtual network just executing that script when we run the starting command.</text:span></text:p>
      <text:p text:style-name="P6"/>
      <text:p text:style-name="P2"><text:span text:style-name="T3">TopologyManager.py</text:span><text:span text:style-name="T2">: This component parses the .JSON file</text:span><text:span text:style-name="T1"> </text:span><text:span text:style-name="T2">and creates a Graph (using NetworkX lib) of the topology. Each node is characterized by attributes and tags and each link by an id. Given the name of the tag and the attribute Topology Manager can find what destinations have this tag and return the shortest path. Also can calculate the FID ORing all links from source to the destinations. </text:span></text:p>
      <text:p text:style-name="P6"/>
      <text:p text:style-name="P3"><text:span text:style-name="T2">PoxController.py</text:span><text:span text:style-name="T4">: Here we leverage POX Controller. In the begging the controller assists the topology manager and builds rule for each destination node of the topology on each switch (e.g in switch 2 if a link comes for destination h2 forward the packet to link in port 3). If has no rule for that IP (tag-based sender) the Controller assists again the Topology Manager and asks him to find the destination(s) according to the tag and then the Controller return to the sender the correct IP. Resends the message and now the packet will be forwarded correctly.</text:span></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mitris Mendrinos</meta:initial-creator>
    <meta:creation-date>2018-02-16T15:01:11.04</meta:creation-date>
    <dc:date>2018-02-22T18:17:06.75</dc:date>
    <dc:creator>Dimitris Mendrinos</dc:creator>
    <meta:editing-duration>PT33M31S</meta:editing-duration>
    <meta:editing-cycles>3</meta:editing-cycles>
    <meta:generator>OpenOffice/4.1.3$Win32 OpenOffice.org_project/413m1$Build-9783</meta:generator>
    <meta:document-statistic meta:table-count="0" meta:image-count="0" meta:object-count="0" meta:page-count="1" meta:paragraph-count="10" meta:word-count="366" meta:character-count="2103"/>
  </office:meta>
</office:document-meta>
</file>